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090000000D649DBF23D.jpg"/>
  <manifest:file-entry manifest:media-type="image/png" manifest:full-path="Pictures/10000000000000200000002000309F1C.png"/>
  <manifest:file-entry manifest:media-type="image/jpeg" manifest:full-path="Pictures/100000000000002F000000C24742109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Sawasdee" style:font-pitch="variable" fo:font-size="60pt" fo:text-shadow="none" fo:font-weight="bold" style:font-size-asian="60pt" style:font-weight-asian="bold" style:font-size-complex="60pt" style:font-weight-complex="bold"/>
    </style:style>
    <style:style style:name="P3" style:family="paragraph">
      <style:text-properties fo:font-family="'Bitstream Charter'" style:font-family-generic="roman" style:font-pitch="variable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" style:family="text">
      <style:text-properties fo:font-family="Sawasdee" style:font-pitch="variable" fo:font-size="60pt" fo:text-shadow="none" fo:font-weight="bold" style:font-size-asian="60pt" style:font-weight-asian="bold" style:font-size-complex="60pt" style:font-weight-complex="bold"/>
    </style:style>
    <style:style style:name="T2" style:family="text">
      <style:text-properties fo:font-family="Sawasdee" style:font-pitch="variable" fo:font-size="60pt" fo:text-shadow="none" style:text-underline-style="solid" style:text-underline-width="auto" style:text-underline-color="font-color" fo:font-weight="bold" style:font-size-asian="60pt" style:font-weight-asian="bold" style:font-size-complex="60pt" style:font-weight-complex="bold"/>
    </style:style>
    <style:style style:name="T3" style:family="text">
      <style:text-properties fo:font-family="'Bitstream Charter'" style:font-family-generic="roman" style:font-pitch="variable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7.415cm" svg:height="14.11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294cm" svg:height="9.472cm" svg:x="2.294cm" svg:y="3.228cm">
          <draw:image xlink:href="Pictures/100000000000002F000000C247421097.jpg" xlink:type="simple" xlink:show="embed" xlink:actuate="onLoad">
            <text:p/>
          </draw:image>
        </draw:frame>
        <draw:frame draw:style-name="gr2" draw:text-style-name="P1" draw:layer="layout" svg:width="2.294cm" svg:height="9.472cm" svg:x="4.588cm" svg:y="3.228cm">
          <draw:image xlink:href="Pictures/100000000000002F000000C247421097.jpg" xlink:type="simple" xlink:show="embed" xlink:actuate="onLoad">
            <text:p/>
          </draw:image>
        </draw:frame>
        <draw:frame draw:style-name="gr2" draw:text-style-name="P1" draw:layer="layout" svg:width="2.294cm" svg:height="9.472cm" svg:x="6.882cm" svg:y="3.228cm">
          <draw:image xlink:href="Pictures/100000000000002F000000C247421097.jpg" xlink:type="simple" xlink:show="embed" xlink:actuate="onLoad">
            <text:p/>
          </draw:image>
        </draw:frame>
        <draw:frame draw:style-name="gr2" draw:text-style-name="P1" draw:layer="layout" svg:width="2.294cm" svg:height="9.472cm" svg:x="9.176cm" svg:y="3.228cm">
          <draw:image xlink:href="Pictures/100000000000002F000000C247421097.jpg" xlink:type="simple" xlink:show="embed" xlink:actuate="onLoad">
            <text:p/>
          </draw:image>
        </draw:frame>
        <draw:frame draw:style-name="gr2" draw:text-style-name="P1" draw:layer="layout" svg:width="2.294cm" svg:height="9.472cm" svg:x="4.588cm" svg:y="3.228cm">
          <draw:image xlink:href="Pictures/100000000000002F000000C247421097.jpg" xlink:type="simple" xlink:show="embed" xlink:actuate="onLoad">
            <text:p/>
          </draw:image>
        </draw:frame>
        <draw:frame draw:style-name="gr2" draw:text-style-name="P1" draw:layer="layout" svg:width="2.294cm" svg:height="9.472cm" svg:x="11.47cm" svg:y="3.228cm">
          <draw:image xlink:href="Pictures/100000000000002F000000C247421097.jpg" xlink:type="simple" xlink:show="embed" xlink:actuate="onLoad">
            <text:p/>
          </draw:image>
        </draw:frame>
        <draw:frame draw:style-name="gr2" draw:text-style-name="P1" draw:layer="layout" svg:width="2.294cm" svg:height="9.472cm" svg:x="13.764cm" svg:y="3.228cm">
          <draw:image xlink:href="Pictures/100000000000002F000000C247421097.jpg" xlink:type="simple" xlink:show="embed" xlink:actuate="onLoad">
            <text:p/>
          </draw:image>
        </draw:frame>
        <draw:frame draw:style-name="gr2" draw:text-style-name="P1" draw:layer="layout" svg:width="2.294cm" svg:height="9.472cm" svg:x="13.764cm" svg:y="3.228cm">
          <draw:image xlink:href="Pictures/100000000000002F000000C247421097.jpg" xlink:type="simple" xlink:show="embed" xlink:actuate="onLoad">
            <text:p/>
          </draw:image>
        </draw:frame>
        <draw:frame draw:style-name="gr2" draw:text-style-name="P1" draw:layer="layout" svg:width="2.294cm" svg:height="9.472cm" svg:x="16.058cm" svg:y="3.228cm">
          <draw:image xlink:href="Pictures/100000000000002F000000C247421097.jpg" xlink:type="simple" xlink:show="embed" xlink:actuate="onLoad">
            <text:p/>
          </draw:image>
        </draw:frame>
        <draw:frame draw:style-name="gr2" draw:text-style-name="P1" draw:layer="layout" svg:width="2.294cm" svg:height="9.472cm" svg:x="18.352cm" svg:y="3.228cm">
          <draw:image xlink:href="Pictures/100000000000002F000000C247421097.jpg" xlink:type="simple" xlink:show="embed" xlink:actuate="onLoad">
            <text:p/>
          </draw:image>
        </draw:frame>
        <draw:frame draw:style-name="gr2" draw:text-style-name="P1" draw:layer="layout" svg:width="2.294cm" svg:height="9.472cm" svg:x="20.646cm" svg:y="3.228cm">
          <draw:image xlink:href="Pictures/100000000000002F000000C247421097.jpg" xlink:type="simple" xlink:show="embed" xlink:actuate="onLoad">
            <text:p/>
          </draw:image>
        </draw:frame>
        <draw:frame draw:style-name="gr2" draw:text-style-name="P1" draw:layer="layout" svg:width="2.294cm" svg:height="9.472cm" svg:x="22.94cm" svg:y="3.228cm">
          <draw:image xlink:href="Pictures/100000000000002F000000C247421097.jpg" xlink:type="simple" xlink:show="embed" xlink:actuate="onLoad">
            <text:p/>
          </draw:image>
        </draw:frame>
        <draw:frame draw:style-name="gr2" draw:text-style-name="P1" draw:layer="layout" svg:width="2.294cm" svg:height="9.472cm" svg:x="22.94cm" svg:y="3.228cm">
          <draw:image xlink:href="Pictures/100000000000002F000000C247421097.jpg" xlink:type="simple" xlink:show="embed" xlink:actuate="onLoad">
            <text:p/>
          </draw:image>
        </draw:frame>
        <draw:frame draw:style-name="gr2" draw:text-style-name="P1" draw:layer="layout" svg:width="2.294cm" svg:height="9.472cm" svg:x="25.234cm" svg:y="3.228cm">
          <draw:image xlink:href="Pictures/100000000000002F000000C247421097.jpg" xlink:type="simple" xlink:show="embed" xlink:actuate="onLoad">
            <text:p/>
          </draw:image>
        </draw:frame>
        <draw:frame draw:style-name="gr2" draw:text-style-name="P1" draw:layer="layout" svg:width="2.294cm" svg:height="9.472cm" svg:x="27.528cm" svg:y="3.228cm">
          <draw:image xlink:href="Pictures/100000000000002F000000C247421097.jpg" xlink:type="simple" xlink:show="embed" xlink:actuate="onLoad">
            <text:p/>
          </draw:image>
        </draw:frame>
        <draw:frame draw:style-name="gr2" draw:text-style-name="P1" draw:layer="layout" svg:width="2.294cm" svg:height="9.472cm" svg:x="29.822cm" svg:y="3.228cm">
          <draw:image xlink:href="Pictures/100000000000002F000000C247421097.jpg" xlink:type="simple" xlink:show="embed" xlink:actuate="onLoad">
            <text:p/>
          </draw:image>
        </draw:frame>
        <draw:frame draw:style-name="gr2" draw:text-style-name="P1" draw:layer="layout" svg:width="2.294cm" svg:height="9.472cm" svg:x="32.116cm" svg:y="3.228cm">
          <draw:image xlink:href="Pictures/100000000000002F000000C247421097.jpg" xlink:type="simple" xlink:show="embed" xlink:actuate="onLoad">
            <text:p/>
          </draw:image>
        </draw:frame>
        <draw:frame draw:style-name="gr3" draw:text-style-name="P2" draw:layer="layout" svg:width="33.02cm" svg:height="3.49cm" svg:x="0cm" svg:y="0cm">
          <draw:text-box>
            <text:p text:style-name="P1"><text:span text:style-name="T1">Statistics Professors </text:span><text:span text:style-name="T2">HATE</text:span><text:span text:style-name="T1"> Him!</text:span></text:p>
          </draw:text-box>
        </draw:frame>
        <draw:frame draw:style-name="gr2" draw:text-style-name="P1" draw:layer="layout" svg:width="2.294cm" svg:height="9.472cm" svg:x="0cm" svg:y="3.228cm">
          <draw:image xlink:href="Pictures/100000000000002F000000C247421097.jpg" xlink:type="simple" xlink:show="embed" xlink:actuate="onLoad">
            <text:p/>
          </draw:image>
        </draw:frame>
        <draw:frame draw:style-name="gr3" draw:text-style-name="P3" draw:layer="layout" svg:width="26.439cm" svg:height="7.415cm" svg:x="6.581cm" svg:y="3.797cm">
          <draw:text-box>
            <text:p><text:span text:style-name="T3">Doctor's discovery revealed the secret to learning any problem with just 10 training samples. Watch this shocking video and learn how rapidly you can find a solution to your learning problems using this one sneaky kernel trick! Free from overfitting!</text:span></text:p>
            <text:p><text:span text:style-name="T3"><text:tab/></text:span><text:span text:style-name="T3"><text:a xlink:href="http://www.oneweirdkerneltrick.com/">http://www.oneweirdkerneltrick.com</text:a></text:span></text:p>
          </draw:text-box>
        </draw:frame>
        <draw:frame draw:style-name="gr2" draw:text-style-name="P1" draw:layer="layout" svg:width="5.754cm" svg:height="8.553cm" svg:x="0.318cm" svg:y="3.592cm">
          <draw:image xlink:href="Pictures/1000000000000090000000D649DBF23D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996633" draw:fill-gradient-name="Gradient_20_7" draw:fill-hatch-name="Hatch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9cm" fo:text-indent="0cm"/>
      <style:text-properties style:use-window-font-color="true" style:text-outline="false" style:text-line-through-style="none" fo:font-family="'Liberation Sans'" style:font-family-generic="roman" style:font-pitch="variable" fo:font-size="19.299999237060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4cm" fo:text-indent="0cm"/>
      <style:text-properties fo:font-size="16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8cm" fo:text-indent="0cm"/>
      <style:text-properties fo:font-size="14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19cm" fo:text-indent="0cm"/>
      <style:text-properties fo:font-size="12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59cm" fo:text-indent="0cm"/>
      <style:text-properties fo:font-size="12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59cm" fo:text-indent="0cm"/>
      <style:text-properties fo:font-size="12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59cm" fo:text-indent="0cm"/>
      <style:text-properties fo:font-size="12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59cm" fo:text-indent="0cm"/>
      <style:text-properties fo:font-size="12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59cm" fo:text-indent="0cm"/>
      <style:text-properties fo:font-size="12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26.6000003814697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02cm" fo:page-height="12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3.574cm" svg:x="1cm" svg:y="4.133cm"/>
      <draw:page-thumbnail draw:layer="backgroundobjects" svg:width="9.294cm" svg:height="3.574cm" svg:x="1cm" svg:y="12.181cm"/>
      <draw:page-thumbnail draw:layer="backgroundobjects" svg:width="9.294cm" svg:height="3.574cm" svg:x="1cm" svg:y="20.229cm"/>
      <draw:page-thumbnail draw:layer="backgroundobjects" svg:width="9.294cm" svg:height="3.574cm" svg:x="11.295cm" svg:y="4.133cm"/>
      <draw:page-thumbnail draw:layer="backgroundobjects" svg:width="9.294cm" svg:height="3.574cm" svg:x="11.295cm" svg:y="12.181cm"/>
      <draw:page-thumbnail draw:layer="backgroundobjects" svg:width="9.294cm" svg:height="3.574cm" svg:x="11.295cm" svg:y="20.229cm"/>
    </style:handout-master>
    <style:master-page style:name="Default" style:page-layout-name="PM1" draw:style-name="Mdp1">
      <draw:frame presentation:style-name="Default-title" draw:layer="backgroundobjects" svg:width="29.716cm" svg:height="2.121cm" svg:x="1.651cm" svg:y="0.505cm" presentation:class="title" presentation:placeholder="true">
        <draw:text-box/>
      </draw:frame>
      <draw:frame presentation:style-name="Default-outline1" draw:layer="backgroundobjects" svg:width="29.716cm" svg:height="8.964cm" svg:x="1.651cm" svg:y="2.971cm" presentation:class="outline" presentation:placeholder="true">
        <draw:text-box/>
      </draw:frame>
      <draw:frame presentation:style-name="Mpr1" draw:text-style-name="MP1" draw:layer="backgroundobjects" svg:width="7.692cm" svg:height="0.875cm" svg:x="1.651cm" svg:y="11.56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467cm" svg:height="0.875cm" svg:x="11.292cm" svg:y="11.56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692cm" svg:height="0.875cm" svg:x="23.675cm" svg:y="11.56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3-02-11T21:57:06</meta:creation-date>
    <meta:editing-duration>PT00H14M33S</meta:editing-duration>
    <meta:editing-cycles>3</meta:editing-cycles>
    <dc:date>2013-03-06T14:58:18</dc:date>
    <meta:generator>OpenOffice.org/3.2$Unix OpenOffice.org_project/320m12$Build-9483</meta:generator>
    <dc:creator>David Fouhey</dc:creator>
    <meta:document-statistic meta:object-count="45"/>
  </office:meta>
</office:document-meta>
</file>